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 xml:id="id1" draw:id="i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nRISC Processor<text:tab/>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Muhammadreza Haghiri</text:p>
          </draw:text-box>
        </draw:frame>
        <anim:par presentation:node-type="timing-root">
          <anim:par smil:begin="id1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xml:id="id2" draw:id="id2">
        <draw:frame presentation:style-name="pr4" draw:layer="layout" svg:width="26cm" svg:height="2.5cm" svg:x="1cm" svg:y="1cm" presentation:class="title" presentation:user-transformed="true">
          <draw:text-box>
            <text:p>Who am I?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’m Muhammadreza Hagiri, student of Computer Hardware engineering , Islamic Azad University Central Tehran Branch (IAUCTB) </text:p>
                <text:p>You can contact me on twitter : <text:a xlink:href="http://twitter.com/prpe26" xlink:type="simple">http://twitter.com/prpe26</text:a></text:p>
              </text:list-item>
              <text:list-item>
                <text:p>And also telegram :</text:p>
              </text:list-item>
              <text:list-item>
                <text:p><text:a xlink:href="http://telegram.me/Haghiri75" xlink:type="simple">http://telegram.me/Haghiri75</text:a></text:p>
              </text:list-item>
              <text:list-item>
                <text:p>And visit my blog :</text:p>
              </text:list-item>
              <text:list-item>
                <text:p><text:a xlink:href="http://haghiri75.com/" xlink:type="simple">http://haghiri75.com</text:a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xml:id="id3" draw:id="id3">
        <draw:frame presentation:style-name="pr4" draw:layer="layout" svg:width="26cm" svg:height="2.5cm" svg:x="1cm" svg:y="1cm" presentation:class="title" presentation:user-transformed="true">
          <draw:text-box>
            <text:p>What’s OpenRISC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RISC is an attempt to develop a <text:span text:style-name="T1">free instruction set architecture </text:span><text:span text:style-name="T2">by idea of RISC. </text:span></text:p>
              </text:list-item>
              <text:list-item>
                <text:p><text:span text:style-name="T2">It’s the original flagship of the OpenCores community. </text:span></text:p>
              </text:list-item>
              <text:list-item>
                <text:p><text:span text:style-name="T2">It’s published under GNU Lesser General Public License (LGPL), and the firmware is published under GNU General Public License (GPL)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xml:id="id4" draw:id="id4">
        <draw:frame presentation:style-name="pr4" draw:layer="layout" svg:width="26cm" svg:height="2.5cm" svg:x="1cm" svg:y="1cm" presentation:class="title" presentation:user-transformed="true">
          <draw:text-box>
            <text:p>What’s RISC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ISC stands for <text:span text:style-name="T1">Reduced Instruction Set Computer </text:span><text:span text:style-name="T2"><text:s/>and it means a little instruction set architecture, with benefit of higher speed in operations. </text:span></text:p>
              </text:list-item>
              <text:list-item>
                <text:p><text:span text:style-name="T2">The main feature of RISC is huge number of registers, one-cycled execution time and pipelining. 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xml:id="id5" draw:id="id5">
        <draw:frame presentation:style-name="pr4" draw:layer="layout" svg:width="26cm" svg:height="2.5cm" svg:x="1cm" svg:y="1cm" presentation:class="title" presentation:user-transformed="true">
          <draw:text-box>
            <text:p>OpenRISC instruction s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16 or 32 registers </text:p>
              </text:list-item>
              <text:list-item>
                <text:p>3-operand load – store architecture (MIPS-like)</text:p>
              </text:list-item>
              <text:list-item>
                <text:p><text:s/>Fixed 32 bit instruction length</text:p>
              </text:list-item>
              <text:list-item>
                <text:p><text:s/>Includes all features of modern server/desktop processors. </text:p>
              </text:list-item>
            </text:list>
          </draw:text-box>
        </draw:frame>
        <anim:par presentation:node-type="timing-root">
          <anim:par smil:begin="id5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xml:id="id6" draw:id="id6">
        <draw:frame presentation:style-name="pr4" draw:layer="layout" svg:width="26cm" svg:height="2.5cm" svg:x="1cm" svg:y="1cm" presentation:class="title" presentation:user-transformed="true">
          <draw:text-box>
            <text:p>Operating Syst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Linux</text:p>
              </text:list-item>
              <text:list-item>
                <text:p><text:s/>RTOS (Real Time Operating System)</text:p>
              </text:list-item>
            </text:list>
          </draw:text-box>
        </draw:frame>
        <anim:par presentation:node-type="timing-root">
          <anim:par smil:begin="id6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xml:id="id7" draw:id="id7">
        <draw:frame presentation:style-name="pr4" draw:layer="layout" svg:width="26cm" svg:height="2.5cm" svg:x="1cm" svg:y="1cm" presentation:class="title">
          <draw:text-box>
            <text:p>The Machine Co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re are 10 kind of instructions :</text:p>
              </text:list-item>
            </text:list>
            <text:list text:style-name="L6">
              <text:list-item>
                <text:p><text:s/>Class I (Must be always implemented)</text:p>
              </text:list-item>
              <text:list-item>
                <text:p><text:s/>Class II</text:p>
              </text:list-item>
            </text:list>
          </draw:text-box>
        </draw:frame>
        <anim:par presentation:node-type="timing-root">
          <anim:par smil:begin="id7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xml:id="id8" draw:id="id8">
        <draw:frame presentation:style-name="pr4" draw:layer="layout" svg:width="26cm" svg:height="2.5cm" svg:x="1cm" svg:y="1cm" presentation:class="title">
          <draw:text-box>
            <text:p>The Machine Cod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ample : </text:p>
              </text:list-item>
              <text:list-item>
                <text:p>RD [31:0] = Operation(RA[31:0], RB[31:0])</text:p>
              </text:list-item>
              <text:list-item>
                <text:p>add rD, rA, rB </text:p>
              </text:list-item>
              <text:list-item>
                <text:p>xor rD, rA, rB </text:p>
              </text:list-item>
              <text:list-item>
                <text:p>It’s all MIPS-like!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xml:id="id9" draw:id="id9">
        <draw:frame presentation:style-name="pr4" draw:layer="layout" svg:width="26cm" svg:height="2.5cm" svg:x="1cm" svg:y="1cm" presentation:class="title" presentation:user-transformed="true">
          <draw:text-box>
            <text:p>Imple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’s a free and open source HDL code, you can download it from : <text:a xlink:href="http://openrisc.github.io/" xlink:type="simple">http://openrisc.github.io</text:a> </text:p>
              </text:list-item>
              <text:list-item>
                <text:p>Then, you need to compile the code on FPGA boards, to make your very own OpenRISC processor. </text:p>
              </text:list-item>
            </text:list>
          </draw:text-box>
        </draw:frame>
        <anim:par presentation:node-type="timing-root">
          <anim:par smil:begin="id9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xml:id="id10" draw:id="id10">
        <draw:frame presentation:style-name="pr4" draw:layer="layout" svg:width="26cm" svg:height="2.5cm" svg:x="1cm" svg:y="1cm" presentation:class="title" presentation:user-transformed="true">
          <draw:text-box>
            <text:p>Similar proje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7">
              <text:list-item>
                <text:p><text:s/>OpenSPARC</text:p>
              </text:list-item>
              <text:list-item>
                <text:p><text:s/>RISC-V</text:p>
              </text:list-item>
              <text:list-item>
                <text:p><text:s/>lowRISC </text:p>
              </text:list-item>
              <text:list-item>
                <text:p><text:s/>LadyBug (my own project)</text:p>
              </text:list-item>
              <text:list-item>
                <text:p><text:s/>And a lot of others … </text:p>
              </text:list-item>
            </text:list>
          </draw:text-box>
        </draw:frame>
        <anim:par presentation:node-type="timing-root">
          <anim:par smil:begin="id10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32" xml:id="id11" draw:id="id11">
        <office:forms form:automatic-focus="false" form:apply-design-mode="false"/>
        <draw:frame presentation:style-name="pr7" draw:text-style-name="P1" draw:layer="layout" svg:width="26cm" svg:height="11.592cm" svg:x="1cm" svg:y="1cm" presentation:class="subtitle">
          <draw:text-box>
            <text:p>Thanks for watching!</text:p>
          </draw:text-box>
        </draw:frame>
        <anim:par presentation:node-type="timing-root">
          <anim:par smil:begin="id11.begin">
            <anim:transitionFilter smil:dur="3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roid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9:01:40.005071480</meta:creation-date>
    <dc:date>2016-07-28T19:37:23.098578121</dc:date>
    <meta:editing-duration>PT25M29S</meta:editing-duration>
    <meta:editing-cycles>8</meta:editing-cycles>
    <meta:generator>LibreOffice/5.1.2.2.0$Linux_X86_64 LibreOffice_project/10m0$Build-2</meta:generator>
    <meta:document-statistic meta:object-count="79"/>
  </office:meta>
</office:document-meta>
</file>